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8.202cm" table:align="left"/>
    </style:style>
    <style:style style:name="Tableau1.A" style:family="table-column">
      <style:table-column-properties style:column-width="1.797cm"/>
    </style:style>
    <style:style style:name="Tableau1.B" style:family="table-column">
      <style:table-column-properties style:column-width="1.102cm"/>
    </style:style>
    <style:style style:name="Tableau1.C" style:family="table-column">
      <style:table-column-properties style:column-width="1.697cm"/>
    </style:style>
    <style:style style:name="Tableau1.F" style:family="table-column">
      <style:table-column-properties style:column-width="1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1.F1" style:family="table-cell">
      <style:table-cell-properties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1.C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0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0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1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1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0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0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1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1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" style:family="table">
      <style:table-properties style:width="38.1cm" fo:margin-left="0cm" table:align="left"/>
    </style:style>
    <style:style style:name="Tableau2.A" style:family="table-column">
      <style:table-column-properties style:column-width="38.1cm"/>
    </style:style>
    <style:style style:name="Tableau2.A1" style:family="table-cell">
      <style:table-cell-properties style:vertical-align="middle" fo:background-color="#f2f2f2" fo:padding="0.026cm" fo:border="none" style:writing-mode="lr-tb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style:font-name="Copperplate Gothic Bold" fo:font-size="7pt" style:font-size-asian="7pt" style:font-size-complex="7pt"/>
    </style:style>
    <style:style style:name="P2" style:family="paragraph" style:parent-style-name="Normal">
      <style:paragraph-properties fo:hyphenation-ladder-count="no-limit" style:vertical-align="auto"/>
      <style:text-properties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3" style:family="paragraph" style:parent-style-name="Table_20_Contents">
      <style:text-properties style:font-name="Copperplate Gothic Bold" fo:font-size="6pt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color="#ff0000" loext:opacity="100%" style:font-name="Copperplate Gothic Bold"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ffc000" loext:opacity="100%" style:font-name="Copperplate Gothic Bold" fo:font-size="6pt" style:font-size-asian="6pt" style:font-size-complex="6pt"/>
    </style:style>
    <style:style style:name="P8" style:family="paragraph" style:parent-style-name="Normal">
      <style:paragraph-properties fo:hyphenation-ladder-count="no-limit" style:vertical-align="auto"/>
      <style:text-properties fo:color="#c9211e" loext:opacity="100%"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9" style:family="paragraph" style:parent-style-name="Standard" style:master-page-name="MP0">
      <style:paragraph-properties fo:line-height="115%" fo:text-align="center" style:justify-single-word="false" style:page-number="auto" fo:break-before="page"/>
      <style:text-properties style:font-name="Copperplate Gothic Bold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T1" style:family="text">
      <style:text-properties style:font-name="Copperplate Gothic Bold" fo:font-size="6pt" style:font-size-asian="6pt" style:font-size-complex="6pt"/>
    </style:style>
    <style:style style:name="T2" style:family="text">
      <style:text-properties style:font-name="Copperplate Gothic Bold" fo:font-size="6pt" officeooo:rsid="001af34c" style:font-size-asian="6pt" style:font-size-complex="6pt"/>
    </style:style>
    <style:style style:name="T3" style:family="text">
      <style:text-properties style:font-name="Copperplate Gothic Bold" fo:font-size="6pt" officeooo:rsid="001c910f" style:font-size-asian="6pt" style:font-size-complex="6pt"/>
    </style:style>
    <style:style style:name="T4" style:family="text">
      <style:text-properties style:font-name="Copperplate Gothic Bold" fo:font-size="6pt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5" style:family="text">
      <style:text-properties style:font-name="Copperplate Gothic Bold" fo:font-size="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style:font-name="Copperplate Gothic Bold" fo:font-size="6pt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8" style:family="text">
      <style:text-properties fo:color="#ff0000" loext:opacity="100%" style:font-name="Copperplate Gothic Bold" fo:font-size="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9" style:family="text">
      <style:text-properties fo:color="#ffc000" loext:opacity="100%"/>
    </style:style>
    <style:style style:name="T10" style:family="text">
      <style:text-properties fo:color="#ffc000" loext:opacity="100%" style:font-name="Copperplate Gothic Bold" fo:font-size="6pt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11" style:family="text">
      <style:text-properties fo:color="#ffc000" loext:opacity="100%" style:font-name="Copperplate Gothic Bold" fo:font-size="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pt" style:language-asian="fr" style:country-asian="FR" style:font-size-complex="6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>Relais des alpes maritim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EZE</text:span></text:span></text:p>
          </table:table-cell>
          <table:table-cell table:style-name="Tableau1.A2" office:value-type="string">
            <text:p text:style-name="P5"><text:a xlink:type="simple" xlink:href="http://stations.r-e-f.org/station.php?lat=43.908420138889&amp;lon=7.2223958333333&amp;mon_loc=JN34OB&amp;ma_lat=44.041753472222&amp;ma_lon=7.1668402777778&amp;mon_indicatif=F6DDW&amp;indicatif=F1ZPV&amp;distance=16 km&amp;azimut=163 °&amp;direction=360 °&amp;dept=&amp;genre=relais&amp;lieu=UTELLE&amp;responsable=F5SFU" office:target-frame-name="blank" xlink:show="replace" text:style-name="Internet_20_link" text:visited-style-name="Visited_20_Internet_20_Link"><text:span text:style-name="Police_20_par_20_défaut"><text:span text:style-name="T5">F1ZPU</text:span></text:span></text:a></text:p>
          </table:table-cell>
          <table:table-cell table:style-name="Tableau1.C2" office:value-type="string">
            <text:p text:style-name="P4">S 430.275</text:p>
            <text:p text:style-name="P4">E 431.875</text:p>
          </table:table-cell>
          <table:table-cell table:style-name="Tableau1.D2" office:value-type="string">
            <text:p text:style-name="P4">+1.6</text:p>
          </table:table-cell>
          <table:table-cell table:style-name="Tableau1.A2" office:value-type="string">
            <text:p text:style-name="P5"><text:span text:style-name="Police_20_par_20_défaut"><text:span text:style-name="T4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7">UTELLE</text:span></text:span></text:p>
          </table:table-cell>
          <table:table-cell table:style-name="Tableau1.A2" office:value-type="string">
            <text:p text:style-name="P5"><text:a xlink:type="simple" xlink:href="http://stations.r-e-f.org/station.php?lat=43.908420138889&amp;lon=7.2223958333333&amp;mon_loc=JN34OB&amp;ma_lat=44.041753472222&amp;ma_lon=7.1668402777778&amp;mon_indicatif=F6DDW&amp;indicatif=F1ZPV&amp;distance=16 km&amp;azimut=163 °&amp;direction=360 °&amp;dept=&amp;genre=relais&amp;lieu=UTELLE&amp;responsable=F5SFU" office:target-frame-name="blank" xlink:show="replace" text:style-name="Internet_20_link" text:visited-style-name="Visited_20_Internet_20_Link"><text:span text:style-name="Police_20_par_20_défaut"><text:span text:style-name="T8">F1ZPV</text:span></text:span></text:a></text:p>
          </table:table-cell>
          <table:table-cell table:style-name="Tableau1.C2" office:value-type="string">
            <text:p text:style-name="P6">S 145.375</text:p>
            <text:p text:style-name="P6">E 439.000</text:p>
          </table:table-cell>
          <table:table-cell table:style-name="Tableau1.D2" office:value-type="string">
            <text:p text:style-name="P6"/>
          </table:table-cell>
          <table:table-cell table:style-name="Tableau1.A2" office:value-type="string">
            <text:p text:style-name="P5"><text:span text:style-name="Police_20_par_20_défaut"><text:span text:style-name="T7">FM</text:span></text:span></text:p>
          </table:table-cell>
          <table:table-cell table:style-name="Tableau1.F2" office:value-type="string">
            <text:p text:style-name="P5"><text:span text:style-name="Police_20_par_20_défaut"><text:span text:style-name="T7">88,5 Hz</text:span></text:span></text:p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ASPREMONT</text:span></text:span></text:p>
          </table:table-cell>
          <table:table-cell table:style-name="Tableau1.A2" office:value-type="string">
            <text:p text:style-name="P5"><text:a xlink:type="simple" xlink:href="http://stations.r-e-f.org/station.php?lat=43.770225694444&amp;lon=7.2546875&amp;mon_loc=JN34OB&amp;ma_lat=44.041753472222&amp;ma_lon=7.1668402777778&amp;mon_indicatif=F6DDW&amp;indicatif=F1ZSU&amp;distance=32 km&amp;azimut=167 °&amp;direction=360 °&amp;dept=&amp;genre=relais&amp;lieu=ASPREMONT&amp;responsable=F1BEH" office:target-frame-name="blank" xlink:show="replace" text:style-name="Internet_20_link" text:visited-style-name="Visited_20_Internet_20_Link"><text:span text:style-name="Police_20_par_20_défaut"><text:span text:style-name="T5">F1ZSU</text:span></text:span></text:a></text:p>
          </table:table-cell>
          <table:table-cell table:style-name="Tableau1.C2" office:value-type="string">
            <text:p text:style-name="P4">S 430.425</text:p>
            <text:p text:style-name="P4">E 439.425</text:p>
          </table:table-cell>
          <table:table-cell table:style-name="Tableau1.D2" office:value-type="string">
            <text:p text:style-name="P4">+9.4</text:p>
          </table:table-cell>
          <table:table-cell table:style-name="Tableau1.A2" office:value-type="string">
            <text:p text:style-name="P5"><text:span text:style-name="Police_20_par_20_défaut"><text:span text:style-name="T4">DMR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ST-VALLIER-DE-THIEY</text:span></text:span></text:p>
          </table:table-cell>
          <table:table-cell table:style-name="Tableau1.A2" office:value-type="string">
            <text:p text:style-name="P5"><text:a xlink:type="simple" xlink:href="http://stations.r-e-f.org/station.php?lat=43.694878472222&amp;lon=6.8977430555556&amp;mon_loc=JN34OB&amp;ma_lat=44.041753472222&amp;ma_lon=7.1668402777778&amp;mon_indicatif=F6DDW&amp;indicatif=F1ZSV&amp;distance=45 km&amp;azimut=209 °&amp;direction=360 °&amp;dept=&amp;genre=relais&amp;lieu=ST-VALLIER-DE-THIEY&amp;responsable=F1BEH" office:target-frame-name="blank" xlink:show="replace" text:style-name="Internet_20_link" text:visited-style-name="Visited_20_Internet_20_Link"><text:span text:style-name="Police_20_par_20_défaut"><text:span text:style-name="T5">F1ZSV</text:span></text:span></text:a></text:p>
          </table:table-cell>
          <table:table-cell table:style-name="Tableau1.C2" office:value-type="string">
            <text:p text:style-name="P4">S 430.450</text:p>
            <text:p text:style-name="P4">E 439.850</text:p>
          </table:table-cell>
          <table:table-cell table:style-name="Tableau1.D2" office:value-type="string">
            <text:p text:style-name="P4">+9.4</text:p>
          </table:table-cell>
          <table:table-cell table:style-name="Tableau1.A2" office:value-type="string">
            <text:p text:style-name="P5"><text:span text:style-name="Police_20_par_20_défaut"><text:span text:style-name="T4">DMR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VILLENEUVE-LOUBET</text:span></text:span></text:p>
          </table:table-cell>
          <table:table-cell table:style-name="Tableau1.A2" office:value-type="string">
            <text:p text:style-name="P5"><text:a xlink:type="simple" xlink:href="http://stations.r-e-f.org/station.php?lat=43.64765625&amp;lon=7.1300347222222&amp;mon_loc=JN34OB&amp;ma_lat=44.041753472222&amp;ma_lon=7.1668402777778&amp;mon_indicatif=F6DDW&amp;indicatif=F1ZSX&amp;distance=44 km&amp;azimut=184 °&amp;direction=360 °&amp;dept=&amp;genre=relais&amp;lieu=VILLENEUVE-LOUBET&amp;responsable=F1ATB" office:target-frame-name="blank" xlink:show="replace" text:style-name="Internet_20_link" text:visited-style-name="Visited_20_Internet_20_Link"><text:span text:style-name="Police_20_par_20_défaut"><text:span text:style-name="T5">F1ZSX</text:span></text:span></text:a></text:p>
          </table:table-cell>
          <table:table-cell table:style-name="Tableau1.C2" office:value-type="string">
            <text:p text:style-name="P4">S 439.8875</text:p>
            <text:p text:style-name="P4">E 430.4875</text:p>
          </table:table-cell>
          <table:table-cell table:style-name="Tableau1.D2" office:value-type="string">
            <text:p text:style-name="P4">- 9,4</text:p>
          </table:table-cell>
          <table:table-cell table:style-name="Tableau1.A2" office:value-type="string">
            <text:p text:style-name="P5"><text:span text:style-name="Police_20_par_20_défaut"><text:span text:style-name="T4">DMR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VILLENEUVE-LOUBET</text:span></text:span></text:p>
          </table:table-cell>
          <table:table-cell table:style-name="Tableau1.A2" office:value-type="string">
            <text:p text:style-name="P5"><text:a xlink:type="simple" xlink:href="http://stations.r-e-f.org/station.php?lat=43.64765625&amp;lon=7.1300347222222&amp;mon_loc=JN34OB&amp;ma_lat=44.041753472222&amp;ma_lon=7.1668402777778&amp;mon_indicatif=F6DDW&amp;indicatif=F1ZSX&amp;distance=44 km&amp;azimut=184 °&amp;direction=360 °&amp;dept=&amp;genre=relais&amp;lieu=VILLENEUVE-LOUBET&amp;responsable=F1ATB" office:target-frame-name="blank" xlink:show="replace" text:style-name="Internet_20_link" text:visited-style-name="Visited_20_Internet_20_Link"><text:span text:style-name="Police_20_par_20_défaut"><text:span text:style-name="T5">F1ZSX</text:span></text:span></text:a></text:p>
          </table:table-cell>
          <table:table-cell table:style-name="Tableau1.C2" office:value-type="string">
            <text:p text:style-name="P4">145.275</text:p>
            <text:p text:style-name="P4"/>
          </table:table-cell>
          <table:table-cell table:style-name="Tableau1.D2" office:value-type="string">
            <text:p text:style-name="P4"/>
          </table:table-cell>
          <table:table-cell table:style-name="Tableau1.A2" office:value-type="string">
            <text:p text:style-name="P5"><text:span text:style-name="Police_20_par_20_défaut"><text:span text:style-name="T4">SvxR</text:span></text:span></text:p>
          </table:table-cell>
          <table:table-cell table:style-name="Tableau1.F2" office:value-type="string">
            <text:p text:style-name="P5"><text:span text:style-name="Police_20_par_20_défaut"><text:span text:style-name="T4">123,0 Hz</text:span></text:span></text:p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REVEST-LES-ROCHES</text:span></text:span></text:p>
          </table:table-cell>
          <table:table-cell table:style-name="Tableau1.A2" office:value-type="string">
            <text:p text:style-name="P5"><text:a xlink:type="simple" xlink:href="http://stations.r-e-f.org/station.php?lat=43.894878472222&amp;lon=7.1526041666667&amp;mon_loc=JN34OB&amp;ma_lat=44.041753472222&amp;ma_lon=7.1668402777778&amp;mon_indicatif=F6DDW&amp;indicatif=F5ZAX&amp;distance=17 km&amp;azimut=184 °&amp;direction=360 °&amp;dept=&amp;genre=relais&amp;lieu=REVEST-LES-ROCHES&amp;responsable=F6FLC" office:target-frame-name="blank" xlink:show="replace" text:style-name="Internet_20_link" text:visited-style-name="Visited_20_Internet_20_Link"><text:span text:style-name="Police_20_par_20_défaut"><text:span text:style-name="T5">F5ZAX</text:span></text:span></text:a></text:p>
          </table:table-cell>
          <table:table-cell table:style-name="Tableau1.C2" office:value-type="string">
            <text:p text:style-name="P4">S 145.750</text:p>
            <text:p text:style-name="P4">E 145.150</text:p>
          </table:table-cell>
          <table:table-cell table:style-name="Tableau1.D2" office:value-type="string">
            <text:p text:style-name="P4">-0.6</text:p>
          </table:table-cell>
          <table:table-cell table:style-name="Tableau1.A2" office:value-type="string">
            <text:p text:style-name="P5"><text:span text:style-name="Police_20_par_20_défaut"><text:span text:style-name="T4">FM</text:span></text:span></text:p>
          </table:table-cell>
          <table:table-cell table:style-name="Tableau1.F2" office:value-type="string">
            <text:p text:style-name="P5"><text:span text:style-name="Police_20_par_20_défaut"><text:span text:style-name="T4">88,5 Hz</text:span></text:span></text:p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PEILLE</text:span></text:span></text:p>
          </table:table-cell>
          <table:table-cell table:style-name="Tableau1.A2" office:value-type="string">
            <text:p text:style-name="P5"><text:a xlink:type="simple" xlink:href="http://stations.r-e-f.org/station.php?lat=43.770052083333&amp;lon=7.4196180555556&amp;mon_loc=JN34OB&amp;ma_lat=44.041753472222&amp;ma_lon=7.1668402777778&amp;mon_indicatif=F6DDW&amp;indicatif=F5ZAY&amp;distance=37 km&amp;azimut=146 °&amp;direction=360 °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5">F5ZAY</text:span></text:span></text:a></text:p>
          </table:table-cell>
          <table:table-cell table:style-name="Tableau1.C2" office:value-type="string">
            <text:p text:style-name="P4">S 145.675</text:p>
            <text:p text:style-name="P4">E 145.075</text:p>
          </table:table-cell>
          <table:table-cell table:style-name="Tableau1.D2" office:value-type="string">
            <text:p text:style-name="P4">-0.6</text:p>
          </table:table-cell>
          <table:table-cell table:style-name="Tableau1.A2" office:value-type="string">
            <text:p text:style-name="P5"><text:span text:style-name="Police_20_par_20_défaut"><text:span text:style-name="T4">FM</text:span></text:span></text:p>
          </table:table-cell>
          <table:table-cell table:style-name="Tableau1.F2" office:value-type="string">
            <text:p text:style-name="P5"><text:span text:style-name="Police_20_par_20_défaut"><text:span text:style-name="T4">88,5 Hz</text:span></text:span></text:p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ST-VALLIER-DE THIEY</text:span></text:span></text:p>
          </table:table-cell>
          <table:table-cell table:style-name="Tableau1.A2" office:value-type="string">
            <text:p text:style-name="P5"><text:a xlink:type="simple" xlink:href="http://stations.r-e-f.org/station.php?lat=43.694878472222&amp;lon=6.8977430555556&amp;mon_loc=JN34OB&amp;ma_lat=44.041753472222&amp;ma_lon=7.1668402777778&amp;mon_indicatif=F6DDW&amp;indicatif=F5ZAZ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5">F5ZAZ</text:span></text:span></text:a></text:p>
          </table:table-cell>
          <table:table-cell table:style-name="Tableau1.C2" office:value-type="string">
            <text:p text:style-name="P4">S 430.750</text:p>
            <text:p text:style-name="P4">E 431.675</text:p>
          </table:table-cell>
          <table:table-cell table:style-name="Tableau1.D2" office:value-type="string">
            <text:p text:style-name="P4">+1.6</text:p>
          </table:table-cell>
          <table:table-cell table:style-name="Tableau1.A2" office:value-type="string">
            <text:p text:style-name="P5"><text:span text:style-name="Police_20_par_20_défaut"><text:span text:style-name="T4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ST-VALLIER-DE THIEY</text:span></text:span></text:p>
          </table:table-cell>
          <table:table-cell table:style-name="Tableau1.A2" office:value-type="string">
            <text:p text:style-name="P5"><text:a xlink:type="simple" xlink:href="http://stations.r-e-f.org/station.php?lat=43.694878472222&amp;lon=6.8977430555556&amp;mon_loc=JN34OB&amp;ma_lat=44.041753472222&amp;ma_lon=7.1668402777778&amp;mon_indicatif=F6DDW&amp;indicatif=F5ZEU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5">F5ZEU</text:span></text:span></text:a></text:p>
          </table:table-cell>
          <table:table-cell table:style-name="Tableau1.C2" office:value-type="string">
            <text:p text:style-name="P4">S 432.675</text:p>
            <text:p text:style-name="P4">E 431.075</text:p>
          </table:table-cell>
          <table:table-cell table:style-name="Tableau1.D2" office:value-type="string">
            <text:p text:style-name="P4">-1.6</text:p>
          </table:table-cell>
          <table:table-cell table:style-name="Tableau1.A2" office:value-type="string">
            <text:p text:style-name="P5"><text:span text:style-name="Police_20_par_20_défaut"><text:span text:style-name="T4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PEILLE</text:span></text:span></text:p>
          </table:table-cell>
          <table:table-cell table:style-name="Tableau1.A2" office:value-type="string">
            <text:p text:style-name="P5"><text:a xlink:type="simple" xlink:href="http://stations.r-e-f.org/station.php?lat=43.770052083333&amp;lon=7.4196180555556&amp;mon_loc=JN34OB&amp;ma_lat=44.041753472222&amp;ma_lon=7.1668402777778&amp;mon_indicatif=F6DDW&amp;indicatif=F5ZGI&amp;distance=37 km&amp;azimut=146 °&amp;direction=360 °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5">F5ZGI</text:span></text:span></text:a></text:p>
          </table:table-cell>
          <table:table-cell table:style-name="Tableau1.C2" office:value-type="string">
            <text:p text:style-name="P4">S 1243.0</text:p>
            <text:p text:style-name="P4">E 2359.0</text:p>
          </table:table-cell>
          <table:table-cell table:style-name="Tableau1.D2" office:value-type="string">
            <text:p text:style-name="P4"/>
          </table:table-cell>
          <table:table-cell table:style-name="Tableau1.A2" office:value-type="string">
            <text:p text:style-name="P5"><text:span text:style-name="Police_20_par_20_défaut"><text:span text:style-name="T4">ATV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SAINT-JEANNET</text:span></text:span></text:p>
          </table:table-cell>
          <table:table-cell table:style-name="Tableau1.A2" office:value-type="string">
            <text:p text:style-name="P5"><text:a xlink:type="simple" xlink:href="http://stations.r-e-f.org/station.php?lat=43.749392361111&amp;lon=7.1494791666667&amp;mon_loc=JN34OB&amp;ma_lat=44.041753472222&amp;ma_lon=7.1668402777778&amp;mon_indicatif=F6DDW&amp;indicatif=F5ZIG&amp;distance=33 km&amp;azimut=182 °&amp;direction=360 °&amp;dept=&amp;genre=relais&amp;lieu=SAINT-JEANNET&amp;responsable=F5SFU" office:target-frame-name="blank" xlink:show="replace" text:style-name="Internet_20_link" text:visited-style-name="Visited_20_Internet_20_Link"><text:span text:style-name="Police_20_par_20_défaut"><text:span text:style-name="T5">F5ZIG</text:span></text:span></text:a></text:p>
          </table:table-cell>
          <table:table-cell table:style-name="Tableau1.C2" office:value-type="string">
            <text:p text:style-name="P4">S 430.350</text:p>
            <text:p text:style-name="P4">E 439.750</text:p>
          </table:table-cell>
          <table:table-cell table:style-name="Tableau1.D2" office:value-type="string">
            <text:p text:style-name="P4">+9.4</text:p>
          </table:table-cell>
          <table:table-cell table:style-name="Tableau1.A2" office:value-type="string">
            <text:p text:style-name="P5"><text:span text:style-name="Police_20_par_20_défaut"><text:span text:style-name="T4">FM</text:span></text:span></text:p>
          </table:table-cell>
          <table:table-cell table:style-name="Tableau1.F2" office:value-type="string">
            <text:p text:style-name="P5"><text:span text:style-name="Police_20_par_20_défaut"><text:span text:style-name="T4">88,5 Hz</text:span></text:span></text:p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7">NICE</text:span></text:span></text:p>
          </table:table-cell>
          <table:table-cell table:style-name="Tableau1.A2" office:value-type="string">
            <text:p text:style-name="P5"><text:a xlink:type="simple" xlink:href="http://stations.r-e-f.org/station.php?lat=43.696961805556&amp;lon=7.2543402777778&amp;mon_loc=JN34OB&amp;ma_lat=44.041753472222&amp;ma_lon=7.1668402777778&amp;mon_indicatif=F6DDW&amp;indicatif=F5ZKP&amp;distance=40 km&amp;azimut=170 °&amp;direction=360 °&amp;dept=&amp;genre=relais&amp;lieu=NICE&amp;responsable=F6HBI" office:target-frame-name="blank" xlink:show="replace" text:style-name="Internet_20_link" text:visited-style-name="Visited_20_Internet_20_Link"><text:span text:style-name="Police_20_par_20_défaut"><text:span text:style-name="T8">F5ZKP</text:span></text:span></text:a></text:p>
          </table:table-cell>
          <table:table-cell table:style-name="Tableau1.C2" office:value-type="string">
            <text:p text:style-name="P6">S 439.5625</text:p>
            <text:p text:style-name="P6">E 431.9625</text:p>
          </table:table-cell>
          <table:table-cell table:style-name="Tableau1.D2" office:value-type="string">
            <text:p text:style-name="P6">-7.6</text:p>
          </table:table-cell>
          <table:table-cell table:style-name="Tableau1.A2" office:value-type="string">
            <text:p text:style-name="P5"><text:span text:style-name="Police_20_par_20_défaut"><text:span text:style-name="T7">DSTAR</text:span></text:span>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/></text:span></text:p>
            <text:p text:style-name="P5"><text:span text:style-name="Police_20_par_20_défaut"><text:span text:style-name="T4">ST-VALLIER-DE THIEY</text:span></text:span></text:p>
          </table:table-cell>
          <table:table-cell table:style-name="Tableau1.A2" office:value-type="string">
            <text:p text:style-name="P5"><text:a xlink:type="simple" xlink:href="http://stations.r-e-f.org/station.php?lat=43.694878472222&amp;lon=6.8977430555556&amp;mon_loc=JN34OB&amp;ma_lat=44.041753472222&amp;ma_lon=7.1668402777778&amp;mon_indicatif=F6DDW&amp;indicatif=F5ZMM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5"/></text:span></text:a></text:p>
            <text:p text:style-name="P5"><text:a xlink:type="simple" xlink:href="http://stations.r-e-f.org/station.php?lat=43.694878472222&amp;lon=6.8977430555556&amp;mon_loc=JN34OB&amp;ma_lat=44.041753472222&amp;ma_lon=7.1668402777778&amp;mon_indicatif=F6DDW&amp;indicatif=F5ZMM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5">F5ZMM</text:span></text:span></text:a></text:p>
          </table:table-cell>
          <table:table-cell table:style-name="Tableau1.C2" office:value-type="string">
            <text:p text:style-name="P4"/>
            <text:p text:style-name="P4">S 1255.0</text:p>
            <text:p text:style-name="P4">E 2350.0</text:p>
          </table:table-cell>
          <table:table-cell table:style-name="Tableau1.D2" office:value-type="string">
            <text:p text:style-name="P4"/>
          </table:table-cell>
          <table:table-cell table:style-name="Tableau1.A2" office:value-type="string">
            <text:p text:style-name="P5"><text:span text:style-name="Police_20_par_20_défaut"><text:span text:style-name="T4"/></text:span></text:p>
            <text:p text:style-name="P5"><text:span text:style-name="Police_20_par_20_défaut"><text:span text:style-name="T4">ATV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PEILLE</text:span></text:span></text:p>
          </table:table-cell>
          <table:table-cell table:style-name="Tableau1.A2" office:value-type="string">
            <text:p text:style-name="P5"><text:a xlink:type="simple" xlink:href="http://stations.r-e-f.org/station.php?lat=43.796267361111&amp;lon=7.4151041666667&amp;mon_loc=JN34OB&amp;ma_lat=44.041753472222&amp;ma_lon=7.1668402777778&amp;mon_indicatif=F6DDW&amp;indicatif=F5ZRM&amp;distance=34 km&amp;azimut=144 °&amp;direction=360 °&amp;dept=&amp;genre=relais&amp;lieu=PEILLE&amp;responsable=F6GLS" office:target-frame-name="blank" xlink:show="replace" text:style-name="Internet_20_link" text:visited-style-name="Visited_20_Internet_20_Link"><text:span text:style-name="Police_20_par_20_défaut"><text:span text:style-name="T5">F5ZRM</text:span></text:span></text:a></text:p>
          </table:table-cell>
          <table:table-cell table:style-name="Tableau1.C2" office:value-type="string">
            <text:p text:style-name="P4">S 145.7125</text:p>
            <text:p text:style-name="P4"><text:soft-page-break/>E 145.1125</text:p>
          </table:table-cell>
          <table:table-cell table:style-name="Tableau1.D2" office:value-type="string">
            <text:p text:style-name="P4">-0.6</text:p>
          </table:table-cell>
          <table:table-cell table:style-name="Tableau1.A2" office:value-type="string">
            <text:p text:style-name="P5"><text:span text:style-name="Police_20_par_20_défaut"><text:span text:style-name="T4">C4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10">PEILLE</text:span></text:span></text:p>
          </table:table-cell>
          <table:table-cell table:style-name="Tableau1.A2" office:value-type="string">
            <text:p text:style-name="P5"><text:a xlink:type="simple" xlink:href="http://stations.r-e-f.org/station.php?lat=43.773003472222&amp;lon=7.4220486111111&amp;mon_loc=JN34OB&amp;ma_lat=44.041753472222&amp;ma_lon=7.1668402777778&amp;mon_indicatif=F6DDW&amp;indicatif=F5ZSU&amp;distance=37 km&amp;azimut=146 °&amp;direction=&amp;dept=&amp;genre=relais&amp;lieu=PEILLE&amp;responsable=F5BHA" office:target-frame-name="blank" xlink:show="replace" text:style-name="Internet_20_link" text:visited-style-name="Visited_20_Internet_20_Link"><text:span text:style-name="Police_20_par_20_défaut"><text:span text:style-name="T11">F5ZSU</text:span></text:span></text:a></text:p>
          </table:table-cell>
          <table:table-cell table:style-name="Tableau1.C2" office:value-type="string">
            <text:p text:style-name="P7">S 432.525</text:p>
            <text:p text:style-name="P7">E 145.450</text:p>
          </table:table-cell>
          <table:table-cell table:style-name="Tableau1.D2" office:value-type="string">
            <text:p text:style-name="P7"/>
          </table:table-cell>
          <table:table-cell table:style-name="Tableau1.A2" office:value-type="string">
            <text:p text:style-name="P5"><text:span text:style-name="Police_20_par_20_défaut"><text:span text:style-name="T10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10">PEILLE</text:span></text:span></text:p>
          </table:table-cell>
          <table:table-cell table:style-name="Tableau1.A2" office:value-type="string">
            <text:p text:style-name="P5"><text:a xlink:type="simple" xlink:href="http://stations.r-e-f.org/station.php?lat=43.773003472222&amp;lon=7.4220486111111&amp;mon_loc=JN34OB&amp;ma_lat=44.041753472222&amp;ma_lon=7.1668402777778&amp;mon_indicatif=F6DDW&amp;indicatif=F5ZSU&amp;distance=37 km&amp;azimut=146 °&amp;direction=&amp;dept=&amp;genre=relais&amp;lieu=PEILLE&amp;responsable=F5BHA" office:target-frame-name="blank" xlink:show="replace" text:style-name="Internet_20_link" text:visited-style-name="Visited_20_Internet_20_Link"><text:span text:style-name="Police_20_par_20_défaut"><text:span text:style-name="T11">F5ZSU</text:span></text:span></text:a></text:p>
          </table:table-cell>
          <table:table-cell table:style-name="Tableau1.C2" office:value-type="string">
            <text:p text:style-name="P7">S 145.450</text:p>
            <text:p text:style-name="P7">E 432.525</text:p>
          </table:table-cell>
          <table:table-cell table:style-name="Tableau1.D2" office:value-type="string">
            <text:p text:style-name="P7"/>
          </table:table-cell>
          <table:table-cell table:style-name="Tableau1.A2" office:value-type="string">
            <text:p text:style-name="P5"><text:span text:style-name="Police_20_par_20_défaut"><text:span text:style-name="T10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TOURETTE-DU-CH.</text:span></text:span></text:p>
          </table:table-cell>
          <table:table-cell table:style-name="Tableau1.A2" office:value-type="string">
            <text:p text:style-name="P5"><text:a xlink:type="simple" xlink:href="http://stations.r-e-f.org/station.php?lat=43.896267361111&amp;lon=7.1498263888889&amp;mon_loc=JN34OB&amp;ma_lat=44.041753472222&amp;ma_lon=7.1668402777778&amp;mon_indicatif=F6DDW&amp;indicatif=F5ZTZ&amp;distance=17 km&amp;azimut=185 °&amp;direction=360 °&amp;dept=&amp;genre=relais&amp;lieu=TOURETTE-DU-CH.&amp;responsable=F6IMD" office:target-frame-name="blank" xlink:show="replace" text:style-name="Internet_20_link" text:visited-style-name="Visited_20_Internet_20_Link"><text:span text:style-name="Police_20_par_20_défaut"><text:span text:style-name="T5">F5ZTZ</text:span></text:span></text:a></text:p>
          </table:table-cell>
          <table:table-cell table:style-name="Tableau1.C2" office:value-type="string">
            <text:p text:style-name="P4">S 430.025</text:p>
            <text:p text:style-name="P4">E 439.4250</text:p>
          </table:table-cell>
          <table:table-cell table:style-name="Tableau1.D2" office:value-type="string">
            <text:p text:style-name="P4">+9.4</text:p>
          </table:table-cell>
          <table:table-cell table:style-name="Tableau1.A2" office:value-type="string">
            <text:p text:style-name="P5"><text:span text:style-name="Police_20_par_20_défaut"><text:span text:style-name="T4">SvxR</text:span></text:span></text:p>
          </table:table-cell>
          <table:table-cell table:style-name="Tableau1.F2" office:value-type="string">
            <text:p text:style-name="P5"><text:span text:style-name="Police_20_par_20_défaut"><text:span text:style-name="T4">88,5 Hz</text:span></text:span></text:p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ANTIBES</text:span></text:span></text:p>
          </table:table-cell>
          <table:table-cell table:style-name="Tableau1.A2" office:value-type="string">
            <text:p text:style-name="P5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5">F5ZUC</text:span></text:span></text:a></text:p>
          </table:table-cell>
          <table:table-cell table:style-name="Tableau1.C2" office:value-type="string">
            <text:p text:style-name="P4">S 145.200</text:p>
            <text:p text:style-name="P4">E 439.600</text:p>
          </table:table-cell>
          <table:table-cell table:style-name="Tableau1.D2" office:value-type="string">
            <text:p text:style-name="P4"/>
          </table:table-cell>
          <table:table-cell table:style-name="Tableau1.A2" office:value-type="string">
            <text:p text:style-name="P5"><text:span text:style-name="Police_20_par_20_défaut"><text:span text:style-name="T4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ANTIBES</text:span></text:span></text:p>
          </table:table-cell>
          <table:table-cell table:style-name="Tableau1.A2" office:value-type="string">
            <text:p text:style-name="P5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5">F5ZUC</text:span></text:span></text:a></text:p>
          </table:table-cell>
          <table:table-cell table:style-name="Tableau1.C2" office:value-type="string">
            <text:p text:style-name="P4">S 430.200</text:p>
            <text:p text:style-name="P4">E 145.200</text:p>
          </table:table-cell>
          <table:table-cell table:style-name="Tableau1.D2" office:value-type="string">
            <text:p text:style-name="P4"/>
          </table:table-cell>
          <table:table-cell table:style-name="Tableau1.A2" office:value-type="string">
            <text:p text:style-name="P5"><text:span text:style-name="Police_20_par_20_défaut"><text:span text:style-name="T4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ANTIBES</text:span></text:span></text:p>
          </table:table-cell>
          <table:table-cell table:style-name="Tableau1.A2" office:value-type="string">
            <text:p text:style-name="P5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5">F5ZUC</text:span></text:span></text:a></text:p>
          </table:table-cell>
          <table:table-cell table:style-name="Tableau1.C2" office:value-type="string">
            <text:p text:style-name="P4">S 430.200</text:p>
            <text:p text:style-name="P4">E 439.600</text:p>
          </table:table-cell>
          <table:table-cell table:style-name="Tableau1.D2" office:value-type="string">
            <text:p text:style-name="P4">+9.4</text:p>
          </table:table-cell>
          <table:table-cell table:style-name="Tableau1.A2" office:value-type="string">
            <text:p text:style-name="P5"><text:span text:style-name="Police_20_par_20_défaut"><text:span text:style-name="T4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PEILLE</text:span></text:span></text:p>
          </table:table-cell>
          <table:table-cell table:style-name="Tableau1.A2" office:value-type="string">
            <text:p text:style-name="P5"><text:a xlink:type="simple" xlink:href="http://stations.r-e-f.org/station.php?lat=43.770052083333&amp;lon=7.4196180555556&amp;mon_loc=JN34OB&amp;ma_lat=44.041753472222&amp;ma_lon=7.1668402777778&amp;mon_indicatif=F6DDW&amp;indicatif=F5ZUV&amp;distance=37 km&amp;azimut=146 °&amp;direction=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5">F5ZUV</text:span></text:span></text:a></text:p>
          </table:table-cell>
          <table:table-cell table:style-name="Tableau1.C2" office:value-type="string">
            <text:p text:style-name="P4">144.800</text:p>
            <text:p text:style-name="P3"/>
          </table:table-cell>
          <table:table-cell table:style-name="Tableau1.D2" office:value-type="string">
            <text:p text:style-name="P4"/>
          </table:table-cell>
          <table:table-cell table:style-name="Tableau1.A2" office:value-type="string">
            <text:p text:style-name="P5"><text:span text:style-name="Police_20_par_20_défaut"><text:span text:style-name="T4">APRS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10">TOURETTE-DU-CH.</text:span></text:span></text:p>
          </table:table-cell>
          <table:table-cell table:style-name="Tableau1.A2" office:value-type="string">
            <text:p text:style-name="P5"><text:a xlink:type="simple" xlink:href="http://stations.r-e-f.org/station.php?lat=43.896267361111&amp;lon=7.1498263888889&amp;mon_loc=JN34OB&amp;ma_lat=44.041753472222&amp;ma_lon=7.1668402777778&amp;mon_indicatif=F6DDW&amp;indicatif=F5ZVL&amp;distance=17 km&amp;azimut=185 °&amp;direction=&amp;dept=&amp;genre=relais&amp;lieu=TOURETTE-DU-CH.&amp;responsable=F5BHA" office:target-frame-name="blank" xlink:show="replace" text:style-name="Internet_20_link" text:visited-style-name="Visited_20_Internet_20_Link"><text:span text:style-name="Police_20_par_20_défaut"><text:span text:style-name="T11">F5ZVL</text:span></text:span></text:a></text:p>
          </table:table-cell>
          <table:table-cell table:style-name="Tableau1.C2" office:value-type="string">
            <text:p text:style-name="P7">S 432.5375</text:p>
            <text:p text:style-name="P7">E 145.450</text:p>
          </table:table-cell>
          <table:table-cell table:style-name="Tableau1.D2" office:value-type="string">
            <text:p text:style-name="P7"/>
          </table:table-cell>
          <table:table-cell table:style-name="Tableau1.A2" office:value-type="string">
            <text:p text:style-name="P5"><text:span text:style-name="Police_20_par_20_défaut"><text:span text:style-name="T10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10">TOURETTE-DU-CH.</text:span></text:span></text:p>
          </table:table-cell>
          <table:table-cell table:style-name="Tableau1.A2" office:value-type="string">
            <text:p text:style-name="P5"><text:a xlink:type="simple" xlink:href="http://stations.r-e-f.org/station.php?lat=43.896267361111&amp;lon=7.1498263888889&amp;mon_loc=JN34OB&amp;ma_lat=44.041753472222&amp;ma_lon=7.1668402777778&amp;mon_indicatif=F6DDW&amp;indicatif=F5ZVL&amp;distance=17 km&amp;azimut=185 °&amp;direction=&amp;dept=&amp;genre=relais&amp;lieu=TOURETTE-DU-CH.&amp;responsable=F5BHA" office:target-frame-name="blank" xlink:show="replace" text:style-name="Internet_20_link" text:visited-style-name="Visited_20_Internet_20_Link"><text:span text:style-name="Police_20_par_20_défaut"><text:span text:style-name="T11">F5ZVL</text:span></text:span></text:a></text:p>
          </table:table-cell>
          <table:table-cell table:style-name="Tableau1.C2" office:value-type="string">
            <text:p text:style-name="P7">S 145.450</text:p>
            <text:p text:style-name="P7">E 432.5375</text:p>
          </table:table-cell>
          <table:table-cell table:style-name="Tableau1.D2" office:value-type="string">
            <text:p text:style-name="P7"/>
          </table:table-cell>
          <table:table-cell table:style-name="Tableau1.A2" office:value-type="string">
            <text:p text:style-name="P5"><text:span text:style-name="Police_20_par_20_défaut"><text:span text:style-name="T10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10">ST-VALLIER-DE THIEY</text:span></text:span></text:p>
          </table:table-cell>
          <table:table-cell table:style-name="Tableau1.A2" office:value-type="string">
            <text:p text:style-name="P5"><text:a xlink:type="simple" xlink:href="http://stations.r-e-f.org/station.php?lat=43.692274305556&amp;lon=6.8984375&amp;mon_loc=JN34OB&amp;ma_lat=44.041753472222&amp;ma_lon=7.1668402777778&amp;mon_indicatif=F6DDW&amp;indicatif=F5ZVT&amp;distance=45 km&amp;azimut=209 °&amp;direction=&amp;dept=&amp;genre=relais&amp;lieu=ST-VALLIER-DE%20THIEY&amp;responsable=F5BHA" office:target-frame-name="blank" xlink:show="replace" text:style-name="Internet_20_link" text:visited-style-name="Visited_20_Internet_20_Link"><text:span text:style-name="Police_20_par_20_défaut"><text:span text:style-name="T11">F5ZVT</text:span></text:span></text:a></text:p>
          </table:table-cell>
          <table:table-cell table:style-name="Tableau1.C2" office:value-type="string">
            <text:p text:style-name="P7">S 432.5375</text:p>
            <text:p text:style-name="P7">E 145.450</text:p>
          </table:table-cell>
          <table:table-cell table:style-name="Tableau1.D2" office:value-type="string">
            <text:p text:style-name="P7"/>
          </table:table-cell>
          <table:table-cell table:style-name="Tableau1.A2" office:value-type="string">
            <text:p text:style-name="P5"><text:span text:style-name="Police_20_par_20_défaut"><text:span text:style-name="T10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10">ST-VALLIER-DE THIEY</text:span></text:span></text:p>
          </table:table-cell>
          <table:table-cell table:style-name="Tableau1.A2" office:value-type="string">
            <text:p text:style-name="P5"><text:a xlink:type="simple" xlink:href="http://stations.r-e-f.org/station.php?lat=43.692274305556&amp;lon=6.8984375&amp;mon_loc=JN34OB&amp;ma_lat=44.041753472222&amp;ma_lon=7.1668402777778&amp;mon_indicatif=F6DDW&amp;indicatif=F5ZVT&amp;distance=45 km&amp;azimut=209 °&amp;direction=&amp;dept=&amp;genre=relais&amp;lieu=ST-VALLIER-DE%20THIEY&amp;responsable=F5BHA" office:target-frame-name="blank" xlink:show="replace" text:style-name="Internet_20_link" text:visited-style-name="Visited_20_Internet_20_Link"><text:span text:style-name="Police_20_par_20_défaut"><text:span text:style-name="T11">F5ZVT</text:span></text:span></text:a></text:p>
          </table:table-cell>
          <table:table-cell table:style-name="Tableau1.C2" office:value-type="string">
            <text:p text:style-name="P7">S 145.450</text:p>
            <text:p text:style-name="P7">E 432.5375</text:p>
          </table:table-cell>
          <table:table-cell table:style-name="Tableau1.D2" office:value-type="string">
            <text:p text:style-name="P7"/>
          </table:table-cell>
          <table:table-cell table:style-name="Tableau1.A2" office:value-type="string">
            <text:p text:style-name="P5"><text:span text:style-name="Police_20_par_20_défaut"><text:span text:style-name="T10">FM</text:span></text:span>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NICE</text:span></text:span></text:p>
          </table:table-cell>
          <table:table-cell table:style-name="Tableau1.A2" office:value-type="string">
            <text:p text:style-name="P5"><text:a xlink:type="simple" xlink:href="http://stations.r-e-f.org/station.php?lat=43.726649305556&amp;lon=7.2994791666667&amp;mon_loc=JN34OB&amp;ma_lat=44.041753472222&amp;ma_lon=7.1668402777778&amp;mon_indicatif=F6DDW&amp;indicatif=F5ZXF&amp;distance=37 km&amp;azimut=163 °&amp;direction=&amp;dept=&amp;genre=relais&amp;lieu=NICE&amp;responsable=F6IMD" office:target-frame-name="blank" xlink:show="replace" text:style-name="Internet_20_link" text:visited-style-name="Visited_20_Internet_20_Link"><text:span text:style-name="Police_20_par_20_défaut"><text:span text:style-name="T5">F5ZXF</text:span></text:span></text:a></text:p>
          </table:table-cell>
          <table:table-cell table:style-name="Tableau1.C2" office:value-type="string">
            <text:p text:style-name="P4"/>
          </table:table-cell>
          <table:table-cell table:style-name="Tableau1.D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Police_20_par_20_défaut"><text:span text:style-name="T4">LA TURBIE</text:span></text:span></text:p>
          </table:table-cell>
          <table:table-cell table:style-name="Tableau1.A2" office:value-type="string">
            <text:p text:style-name="P5"><text:a xlink:type="simple" xlink:href="http://stations.r-e-f.org/station.php?lat=43.730295138889&amp;lon=7.4026041666667&amp;mon_loc=JN34OB&amp;ma_lat=44.041753472222&amp;ma_lon=7.1668402777778&amp;mon_indicatif=F6DDW&amp;indicatif=F5ZXI&amp;distance=40 km&amp;azimut=151 °&amp;direction=&amp;dept=&amp;genre=relais&amp;lieu=LA%20TURBIE&amp;responsable=F6GLS" office:target-frame-name="blank" xlink:show="replace" text:style-name="Internet_20_link" text:visited-style-name="Visited_20_Internet_20_Link"><text:span text:style-name="Police_20_par_20_défaut"><text:span text:style-name="T5">F5ZXI</text:span></text:span></text:a></text:p>
          </table:table-cell>
          <table:table-cell table:style-name="Tableau1.C2" office:value-type="string">
            <text:p text:style-name="P4">S 430.5750</text:p>
            <text:p text:style-name="P4">E 439.975</text:p>
          </table:table-cell>
          <table:table-cell table:style-name="Tableau1.D2" office:value-type="string">
            <text:p text:style-name="P4"/>
          </table:table-cell>
          <table:table-cell table:style-name="Tableau1.A2" office:value-type="string">
            <text:p text:style-name="P5"><text:span text:style-name="Police_20_par_20_défaut"><text:span text:style-name="T4">C4FM</text:span></text:span></text:p>
          </table:table-cell>
          <table:table-cell table:style-name="Tableau1.F2" office:value-type="string">
            <text:p text:style-name="P5"><text:span text:style-name="Police_20_par_20_défaut"><text:span text:style-name="T4">88,5 Hz</text:span></text:span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<text:span text:style-name="Police_20_par_20_défaut"><text:span text:style-name="T6">Rouge = relais arrêté</text:span></text:span></text:p>
            <text:p text:style-name="P2"><text:span text:style-name="Police_20_par_20_défaut"><text:span text:style-name="T9">Orange = relais arrêté temporairement 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msonormal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Lien_20_hypertexte" style:display-name="Lien hypertexte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Copperplate Gothic Bold" fo:font-size="6pt" style:font-size-asian="6pt" style:font-size-complex="6pt"/>
    </style:style>
    <style:style style:name="MT2" style:family="text">
      <style:text-properties style:font-name="Copperplate Gothic Bold" fo:font-size="6pt" officeooo:rsid="001c910f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1.27cm" fo:margin-bottom="1.27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77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span text:style-name="Police_20_par_20_défaut"><text:span text:style-name="MT1">Version document V1.2.</text:span></text:span><text:span text:style-name="Police_20_par_20_défaut"><text:span text:style-name="MT2">2</text:span></text:span></text:p>
        <text:p text:style-name="Footer"><text:span text:style-name="Police_20_par_20_défaut"><text:span text:style-name="MT1">Version 1.01 page </text:span></text:span><text:span text:style-name="Police_20_par_20_défaut"><text:span text:style-name="MT1"><text:page-number text:select-page="current">2</text:page-number></text:span></text:span><text:span text:style-name="Police_20_par_20_défaut"><text:span text:style-name="MT1">/</text:span></text:span><text:span text:style-name="Police_20_par_20_défaut"><text:span text:style-name="MT1"><text:page-count>2</text:page-count></text:span></text:span><text:span text:style-name="Police_20_par_20_défaut"><text:span text:style-name="MT1"><text:tab/></text:span></text:span><text:span text:style-name="Police_20_par_20_défaut"><text:span text:style-name="MT1"><text:file-name text:display="name-and-extension">Relais_dept_06_AMR.odt</text:file-name></text:span></text:span><text:span text:style-name="Police_20_par_20_défaut"><text:span text:style-name="MT1"><text:tab/></text:span></text:span><text:span text:style-name="Police_20_par_20_défaut"><text:span text:style-name="MT1"><text:date style:data-style-name="N10037" text:date-value="2024-05-13T13:33:33.333999901">13/05/24</text:dat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vincent diebolt</meta:initial-creator>
    <meta:creation-date>2022-08-06T09:30:00Z</meta:creation-date>
    <dc:date>2024-05-13T13:33:32.288000000</dc:date>
    <meta:editing-cycles>7</meta:editing-cycles>
    <meta:editing-duration>PT55M58S</meta:editing-duration>
    <meta:document-statistic meta:table-count="2" meta:image-count="0" meta:object-count="0" meta:page-count="2" meta:paragraph-count="166" meta:word-count="247" meta:character-count="1293" meta:non-whitespace-character-count="1211"/>
    <meta:template xlink:type="simple" xlink:actuate="onRequest" xlink:title="" xlink:href="../../../../01-Radio/Downloads/relais_Alpes_maritimes.odt/Normal.dotm"/>
  </office:meta>
</office:document-meta>
</file>